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Droid Sans Mono" fo:font-size="10.5pt" fo:font-weight="normal" fo:background-color="#1e1e1e"/>
    </style:style>
    <style:style style:name="P2"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3" style:family="paragraph" style:parent-style-name="Standard">
      <style:paragraph-properties style:line-height-at-least="0.503cm"/>
      <style:text-properties fo:color="#6a9955" loext:opacity="100%" style:font-name="Droid Sans Mono" fo:font-size="10.5pt" fo:font-weight="normal" fo:background-color="#1e1e1e"/>
    </style:style>
    <style:style style:name="P4" style:family="paragraph" style:parent-style-name="Standard">
      <style:text-properties fo:color="#6a9955" loext:opacity="100%" style:font-name="Droid Sans Mono" fo:font-size="10.5pt" fo:font-weight="normal" officeooo:rsid="0005ea4d" officeooo:paragraph-rsid="0005ea4d" fo:background-color="#1e1e1e"/>
    </style:style>
    <style:style style:name="P5" style:family="paragraph" style:parent-style-name="Standard">
      <style:paragraph-properties style:line-height-at-least="0.503cm"/>
    </style:style>
    <style:style style:name="P6" style:family="paragraph" style:parent-style-name="Standard">
      <style:paragraph-properties fo:margin-top="0cm" fo:margin-bottom="0.499cm" style:contextual-spacing="false" style:line-height-at-least="0.503cm"/>
    </style:style>
    <style:style style:name="P7" style:family="paragraph" style:parent-style-name="Standard">
      <style:text-properties officeooo:rsid="0005ea4d" officeooo:paragraph-rsid="0005ea4d"/>
    </style:style>
    <style:style style:name="P8" style:family="paragraph" style:parent-style-name="Standard">
      <style:paragraph-properties style:line-height-at-least="0.503cm"/>
      <style:text-properties fo:color="#569cd6" loext:opacity="100%" style:font-name="Droid Sans Mono" fo:font-size="10.5pt" fo:font-weight="normal" fo:background-color="#1e1e1e"/>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T5" style:family="text">
      <style:text-properties fo:color="#c586c0" loext:opacity="100%"/>
    </style:style>
    <style:style style:name="T6" style:family="text">
      <style:text-properties fo:color="#dcdcaa" loext:opacity="100%"/>
    </style:style>
    <style:style style:name="T7" style:family="text">
      <style:text-properties fo:color="#b5cea8" loext:opacity="100%"/>
    </style:style>
    <style:style style:name="T8" style:family="text">
      <style:text-properties fo:color="#4fc1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Voici ma page categorie.php</text:p>
      <text:p text:style-name="P4">&lt;!-- ICI MA PAGE CATEGORIE: Avec les 8 Catégories de plats --&gt;</text:p>
      <text:p text:style-name="P6"/>
      <text:p text:style-name="P1"><text:span text:style-name="T1">&lt;</text:span><text:span text:style-name="T2">body</text:span> <text:span text:style-name="T3">style</text:span>=<text:span text:style-name="T4">"background-color: #4A394a;"</text:span><text:span text:style-name="T1">&gt;</text:span></text:p>
      <text:p text:style-name="P5"/>
      <text:p text:style-name="P3">&lt;!-- Header --&gt;</text:p>
      <text:p text:style-name="P8">&lt;?php</text:p>
      <text:p text:style-name="P1"><text:span text:style-name="T5">require_once</text:span> (<text:span text:style-name="T4">"php/header.php"</text:span>);</text:p>
      <text:p text:style-name="P1"><text:span text:style-name="T5">require_once</text:span>(<text:span text:style-name="T4">"database.php"</text:span>);</text:p>
      <text:p text:style-name="P5"/>
      <text:p text:style-name="P3">// Récupérer toutes les catégories depuis la base de données</text:p>
      <text:p text:style-name="P1"><text:span text:style-name="T3">$categories</text:span> = <text:span text:style-name="T6">getCategories</text:span>(<text:span text:style-name="T3">$conn</text:span>);</text:p>
      <text:p text:style-name="P5"/>
      <text:p text:style-name="P1"><text:span text:style-name="T2">?&gt;</text:span></text:p>
      <text:p text:style-name="P6"/>
      <text:p text:style-name="P1"><text:span text:style-name="T1">&lt;</text:span><text:span text:style-name="T2">main</text:span> <text:span text:style-name="T3">class</text:span>=<text:span text:style-name="T4">"container-fluid mt-3 pt-5"</text:span> <text:span text:style-name="T1">&gt;</text:span></text:p>
      <text:p text:style-name="P1"><text:span text:style-name="T1">&lt;</text:span><text:span text:style-name="T2">div</text:span> <text:span text:style-name="T3">class</text:span>=<text:span text:style-name="T4">"row justify-content-center"</text:span><text:span text:style-name="T1">&gt;</text:span></text:p>
      <text:p text:style-name="P1"><text:span text:style-name="T1">&lt;</text:span><text:span text:style-name="T2">div</text:span> <text:span text:style-name="T3">class</text:span>=<text:span text:style-name="T4">"col-md-8 col-lg-6"</text:span><text:span text:style-name="T1">&gt;</text:span></text:p>
      <text:p text:style-name="P1"><text:span text:style-name="T1">&lt;</text:span><text:span text:style-name="T2">h1</text:span> <text:span text:style-name="T3">class</text:span>=<text:span text:style-name="T4">"h5couleurcat text-center"</text:span><text:span text:style-name="T1">&gt;</text:span>TOUTES LES CATÉGORIES<text:span text:style-name="T1">&lt;/</text:span><text:span text:style-name="T2">h1</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3">&lt;!-- CAROUSEL AVEC 4 IMAGES DE TOUTES LES CATÉGORIES --&gt;</text:p>
      <text:p text:style-name="P1"><text:span text:style-name="T1">&lt;</text:span><text:span text:style-name="T2">div</text:span> <text:span text:style-name="T3">id</text:span>=<text:span text:style-name="T4">"carouselExample"</text:span> <text:span text:style-name="T3">class</text:span>=<text:span text:style-name="T4">"carousel slide categorie-container"</text:span> <text:span text:style-name="T3">data-bs-ride</text:span>=<text:span text:style-name="T4">"carousel"</text:span><text:span text:style-name="T1">&gt;</text:span></text:p>
      <text:p text:style-name="P1"><text:span text:style-name="T1">&lt;</text:span><text:span text:style-name="T2">div</text:span> <text:span text:style-name="T3">class</text:span>=<text:span text:style-name="T4">"carousel-inner"</text:span><text:span text:style-name="T1">&gt;</text:span></text:p>
      <text:p text:style-name="P1"><text:span text:style-name="T2">&lt;?php</text:span> <text:span text:style-name="T5">foreach</text:span>(<text:span text:style-name="T3">$categories</text:span> as <text:span text:style-name="T3">$key</text:span> =&gt; <text:span text:style-name="T3">$categorie</text:span>) :<text:span text:style-name="T2">?&gt;</text:span></text:p>
      <text:p text:style-name="P1"><text:span text:style-name="T2">&lt;?php</text:span> <text:span text:style-name="T5">if</text:span>(<text:span text:style-name="T3">$key</text:span> % <text:span text:style-name="T7">4</text:span> === <text:span text:style-name="T7">0</text:span>) :<text:span text:style-name="T2">?&gt;</text:span></text:p>
      <text:p text:style-name="P1"><text:span text:style-name="T1">&lt;</text:span><text:span text:style-name="T2">div</text:span> <text:span text:style-name="T3">class</text:span>=<text:span text:style-name="T4">"carousel-item </text:span><text:span text:style-name="T2">&lt;?php</text:span> <text:span text:style-name="T6">echo</text:span> <text:span text:style-name="T3">$key</text:span> === <text:span text:style-name="T7">0</text:span>? <text:span text:style-name="T4">'active'</text:span> : <text:span text:style-name="T4">''</text:span>;<text:span text:style-name="T2">?&gt;</text:span><text:span text:style-name="T4">"</text:span><text:span text:style-name="T1">&gt;</text:span></text:p>
      <text:p text:style-name="P1"><text:span text:style-name="T1">&lt;</text:span><text:span text:style-name="T2">div</text:span> <text:span text:style-name="T3">class</text:span>=<text:span text:style-name="T4">"card-group"</text:span><text:span text:style-name="T1">&gt;</text:span></text:p>
      <text:p text:style-name="P1"><text:span text:style-name="T2">&lt;?php</text:span> <text:span text:style-name="T5">endif</text:span>;<text:span text:style-name="T2">?&gt;</text:span></text:p>
      <text:p text:style-name="P1"><text:span text:style-name="T1">&lt;</text:span><text:span text:style-name="T2">div</text:span> <text:span text:style-name="T3">class</text:span>=<text:span text:style-name="T4">"col-sm-3 p-3 bg-dark text-white"</text:span><text:span text:style-name="T1">&gt;</text:span></text:p>
      <text:p text:style-name="P1"><text:span text:style-name="T1">&lt;</text:span><text:span text:style-name="T2">a</text:span> <text:span text:style-name="T3">href</text:span>=<text:span text:style-name="T4">"plats.php?id=</text:span><text:span text:style-name="T2">&lt;?php</text:span> <text:span text:style-name="T6">echo</text:span> <text:span text:style-name="T3">$categorie</text:span>[<text:span text:style-name="T4">'id'</text:span>];<text:span text:style-name="T2">?&gt;</text:span><text:span text:style-name="T4">"</text:span><text:span text:style-name="T1">&gt;</text:span></text:p>
      <text:p text:style-name="P1"><text:span text:style-name="T1">&lt;</text:span><text:span text:style-name="T2">img</text:span> <text:span text:style-name="T3">class</text:span>=<text:span text:style-name="T4">"rounded-circle mx-auto d-block"</text:span> <text:span text:style-name="T3">src</text:span>=<text:span text:style-name="T4">"images_the_district/category/</text:span><text:span text:style-name="T2">&lt;?php</text:span> <text:span text:style-name="T6">echo</text:span> <text:span text:style-name="T3">$categorie</text:span>[<text:span text:style-name="T4">'image'</text:span>];<text:span text:style-name="T2">?&gt;</text:span><text:span text:style-name="T4">"</text:span> <text:span text:style-name="T3">alt</text:span>=<text:span text:style-name="T4">"..."</text:span><text:span text:style-name="T1">&gt;</text:span></text:p>
      <text:p text:style-name="P1"><text:span text:style-name="T1">&lt;/</text:span><text:span text:style-name="T2">a</text:span><text:span text:style-name="T1">&gt;</text:span></text:p>
      <text:p text:style-name="P1"><text:span text:style-name="T1">&lt;</text:span><text:span text:style-name="T2">div</text:span> <text:span text:style-name="T3">class</text:span>=<text:span text:style-name="T4">"card-body"</text:span><text:span text:style-name="T1">&gt;</text:span></text:p>
      <text:p text:style-name="P1"><text:span text:style-name="T1">&lt;</text:span><text:span text:style-name="T2">h5</text:span> <text:span text:style-name="T3">class</text:span>=<text:span text:style-name="T4">"card-title"</text:span><text:span text:style-name="T1">&gt;</text:span><text:span text:style-name="T2">&lt;?php</text:span> <text:span text:style-name="T6">echo</text:span> <text:span text:style-name="T3">$categorie</text:span>[<text:span text:style-name="T4">'libelle'</text:span>];<text:span text:style-name="T2">?&gt;</text:span><text:span text:style-name="T1">&lt;/</text:span><text:span text:style-name="T2">h5</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1"><text:span text:style-name="T2">&lt;?php</text:span> <text:span text:style-name="T5">if</text:span>((<text:span text:style-name="T3">$key</text:span>+<text:span text:style-name="T7">1</text:span>) % <text:span text:style-name="T7">4</text:span> === <text:span text:style-name="T7">0</text:span> || <text:span text:style-name="T3">$key</text:span> === <text:span text:style-name="T6">count</text:span>(<text:span text:style-name="T3">$categories</text:span>)-<text:span text:style-name="T7">1</text:span>) :<text:span text:style-name="T2">?&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2">&lt;?php</text:span> <text:span text:style-name="T5">endif</text:span>;<text:span text:style-name="T2">?&gt;</text:span></text:p>
      <text:p text:style-name="P5"/>
      <text:p text:style-name="P1"><text:span text:style-name="T2">&lt;?php</text:span> <text:span text:style-name="T5">endforeach</text:span>;<text:span text:style-name="T2">?&gt;</text:span></text:p>
      <text:p text:style-name="P1"><text:span text:style-name="T1">&lt;/</text:span><text:span text:style-name="T2">div</text:span><text:span text:style-name="T1">&gt;</text:span></text:p>
      <text:p text:style-name="P5"/>
      <text:p text:style-name="P3"><text:soft-page-break/>&lt;!-- Boutons de carousel --&gt;</text:p>
      <text:p text:style-name="P1"><text:span text:style-name="T1">&lt;</text:span><text:span text:style-name="T2">div</text:span> <text:span text:style-name="T3">class</text:span>=<text:span text:style-name="T4">"carousel-controls moncarousselcat"</text:span><text:span text:style-name="T1">&gt;</text:span></text:p>
      <text:p text:style-name="P1"><text:span text:style-name="T1">&lt;</text:span><text:span text:style-name="T2">button</text:span> <text:span text:style-name="T3">class</text:span>=<text:span text:style-name="T4">"carousel-control-prev moncarousselcatprev"</text:span> <text:span text:style-name="T3">id</text:span>=<text:span text:style-name="T4">"carouselcatprec"</text:span> <text:span text:style-name="T3">type</text:span>=<text:span text:style-name="T4">"button"</text:span> <text:span text:style-name="T3">data-bs-target</text:span>=<text:span text:style-name="T4">"#carouselExample"</text:span> <text:span text:style-name="T3">data-bs-slide</text:span>=<text:span text:style-name="T4">"prev"</text:span><text:span text:style-name="T1">&gt;</text:span></text:p>
      <text:p text:style-name="P1"><text:span text:style-name="T1">&lt;</text:span><text:span text:style-name="T2">span</text:span> <text:span text:style-name="T3">class</text:span>=<text:span text:style-name="T4">"carousel-control-prev-icon"</text:span> <text:span text:style-name="T3">aria-hidden</text:span>=<text:span text:style-name="T4">"true"</text:span><text:span text:style-name="T1">&gt;&lt;/</text:span><text:span text:style-name="T2">span</text:span><text:span text:style-name="T1">&gt;</text:span></text:p>
      <text:p text:style-name="P1"><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precedent</text:span><text:span text:style-name="T4">()"</text:span> <text:span text:style-name="T3">type</text:span>=<text:span text:style-name="T4">"button"</text:span><text:span text:style-name="T1">&gt;</text:span>Précéde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button</text:span> <text:span text:style-name="T3">class</text:span>=<text:span text:style-name="T4">"carousel-control-next"</text:span> <text:span text:style-name="T3">id</text:span>=<text:span text:style-name="T4">"carouselcatsuiv"</text:span> <text:span text:style-name="T3">type</text:span>=<text:span text:style-name="T4">"button"</text:span> <text:span text:style-name="T3">data-bs-target</text:span>=<text:span text:style-name="T4">"#carouselExample"</text:span> <text:span text:style-name="T3">data-bs-slide</text:span>=<text:span text:style-name="T4">"next"</text:span><text:span text:style-name="T1">&gt;</text:span></text:p>
      <text:p text:style-name="P1"><text:span text:style-name="T1">&lt;</text:span><text:span text:style-name="T2">span</text:span> <text:span text:style-name="T3">class</text:span>=<text:span text:style-name="T4">"carousel-control-next-icon"</text:span> <text:span text:style-name="T3">aria-hidden</text:span>=<text:span text:style-name="T4">"true"</text:span><text:span text:style-name="T1">&gt;&lt;/</text:span><text:span text:style-name="T2">span</text:span><text:span text:style-name="T1">&gt;</text:span></text:p>
      <text:p text:style-name="P1"><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suivant</text:span><text:span text:style-name="T4">()"</text:span> <text:span text:style-name="T3">type</text:span>=<text:span text:style-name="T4">"button"</text:span><text:span text:style-name="T1">&gt;</text:span>Suiva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main</text:span><text:span text:style-name="T1">&gt;</text:span></text:p>
      <text:p text:style-name="P5"/>
      <text:p text:style-name="P3">&lt;!-- ICI MON FOOTER OU PIED DE PAGE AVEC LES LOGOS --&gt;</text:p>
      <text:p text:style-name="P8">&lt;?php</text:p>
      <text:p text:style-name="P1"><text:span text:style-name="T5">require_once</text:span> (<text:span text:style-name="T4">'php/footer.php'</text:span>);<text:span text:style-name="T2">?&gt;</text:span></text:p>
      <text:p text:style-name="P7"/>
      <text:p text:style-name="P7">Ma page plats.php : </text:p>
      <text:p text:style-name="P4">&lt;!-- ICI MA PAGE TOUS LES PLATS: Avec tous les plats --&gt;</text:p>
      <text:p text:style-name="P5"/>
      <text:p text:style-name="P8">&lt;?php</text:p>
      <text:p text:style-name="P1"><text:span text:style-name="T5">require_once</text:span> (<text:span text:style-name="T4">"php/header.php"</text:span>);</text:p>
      <text:p text:style-name="P1"><text:span text:style-name="T5">require_once</text:span>(<text:span text:style-name="T4">"database.php"</text:span>);</text:p>
      <text:p text:style-name="P1"><text:span text:style-name="T3">$idCategorie</text:span> = <text:span text:style-name="T6">isset</text:span>(<text:span text:style-name="T3">$_GET</text:span>[<text:span text:style-name="T4">'id'</text:span>]) ? <text:span text:style-name="T3">$_GET</text:span>[<text:span text:style-name="T4">'id'</text:span>] : <text:span text:style-name="T2">null</text:span>;</text:p>
      <text:p text:style-name="P1"><text:span text:style-name="T3">$plats</text:span> = <text:span text:style-name="T6">getPlats</text:span>(<text:span text:style-name="T3">$conn</text:span>, <text:span text:style-name="T3">$idCategorie</text:span>);</text:p>
      <text:p text:style-name="P5"/>
      <text:p text:style-name="P3">// Vérifie si une catégorie est sélectionnée</text:p>
      <text:p text:style-name="P1"><text:span text:style-name="T5">if</text:span> (<text:span text:style-name="T6">isset</text:span>(<text:span text:style-name="T3">$_GET</text:span>[<text:span text:style-name="T4">'id'</text:span>])) {</text:p>
      <text:p text:style-name="P3">// Cache les boutons précédent et suivant</text:p>
      <text:p text:style-name="P1"><text:span text:style-name="T3">$hideButtons</text:span> = <text:span text:style-name="T2">true</text:span>;</text:p>
      <text:p text:style-name="P1">} <text:span text:style-name="T5">else</text:span> {</text:p>
      <text:p text:style-name="P1"><text:span text:style-name="T3">$hideButtons</text:span> = <text:span text:style-name="T2">false</text:span>;</text:p>
      <text:p text:style-name="P1">}</text:p>
      <text:p text:style-name="P1"><text:span text:style-name="T3">$categorie</text:span> = <text:span text:style-name="T6">getCategoryById</text:span>(<text:span text:style-name="T3">$conn</text:span>, <text:span text:style-name="T3">$idCategorie</text:span>);</text:p>
      <text:p text:style-name="P1"><text:span text:style-name="T2">?&gt;</text:span></text:p>
      <text:p text:style-name="P6"/>
      <text:p text:style-name="P3">&lt;!-- ************************************** MON BODY ***************************************************** --&gt;</text:p>
      <text:p text:style-name="P5"/>
      <text:p text:style-name="P1"><text:span text:style-name="T1">&lt;</text:span><text:span text:style-name="T2">main</text:span> <text:span text:style-name="T3">class</text:span>=<text:span text:style-name="T4">"container-fluid mt-3 pt-5"</text:span><text:span text:style-name="T1">&gt;</text:span></text:p>
      <text:p text:style-name="P1"><text:span text:style-name="T1">&lt;</text:span><text:span text:style-name="T2">div</text:span> <text:span text:style-name="T3">class</text:span>=<text:span text:style-name="T4">"row justify-content-center"</text:span><text:span text:style-name="T1">&gt;</text:span></text:p>
      <text:p text:style-name="P1"><text:span text:style-name="T1">&lt;</text:span><text:span text:style-name="T2">div</text:span> <text:span text:style-name="T3">class</text:span>=<text:span text:style-name="T4">"col-md-8 col-lg-6"</text:span><text:span text:style-name="T1">&gt;</text:span></text:p>
      <text:p text:style-name="P1"><text:span text:style-name="T1">&lt;</text:span><text:span text:style-name="T2">h1</text:span> <text:span text:style-name="T3">class</text:span>=<text:span text:style-name="T4">"h5couleurcat text-center"</text:span><text:span text:style-name="T1">&gt;</text:span>LES PLATS: <text:span text:style-name="T2">&lt;?php</text:span> <text:span text:style-name="T6">echo</text:span> <text:span text:style-name="T3">$categorie</text:span>[<text:span text:style-name="T4">'libelle'</text:span>]; <text:span text:style-name="T2">?&gt;</text:span><text:span text:style-name="T1">&lt;/</text:span><text:span text:style-name="T2">h1</text:span><text:span text:style-name="T1">&gt;</text:span></text:p>
      <text:p text:style-name="P1"><text:span text:style-name="T1">&lt;/</text:span><text:span text:style-name="T2">div</text:span><text:span text:style-name="T1">&gt;</text:span></text:p>
      <text:p text:style-name="P1"><text:soft-page-break/><text:span text:style-name="T1">&lt;/</text:span><text:span text:style-name="T2">div</text:span><text:span text:style-name="T1">&gt;</text:span></text:p>
      <text:p text:style-name="P5"/>
      <text:p text:style-name="P3">&lt;!-- CAROUSEL AVEC 12 IMAGES DE TOUTES LES PLATS --&gt;</text:p>
      <text:p text:style-name="P1"><text:span text:style-name="T1">&lt;</text:span><text:span text:style-name="T2">div</text:span> <text:span text:style-name="T3">class</text:span>=<text:span text:style-name="T4">"row justify-content-center"</text:span><text:span text:style-name="T1">&gt;</text:span></text:p>
      <text:p text:style-name="P1"><text:span text:style-name="T1">&lt;</text:span><text:span text:style-name="T2">div</text:span> <text:span text:style-name="T3">class</text:span>=<text:span text:style-name="T4">"col-md-10 col-lg-8"</text:span><text:span text:style-name="T1">&gt;</text:span></text:p>
      <text:p text:style-name="P1"><text:span text:style-name="T1">&lt;</text:span><text:span text:style-name="T2">div</text:span> <text:span text:style-name="T3">id</text:span>=<text:span text:style-name="T4">"carouselExample"</text:span> <text:span text:style-name="T3">class</text:span>=<text:span text:style-name="T4">"carousel slide plats-container"</text:span> <text:span text:style-name="T3">data-bs-ride</text:span>=<text:span text:style-name="T4">"carousel"</text:span><text:span text:style-name="T1">&gt;</text:span></text:p>
      <text:p text:style-name="P1"><text:span text:style-name="T1">&lt;</text:span><text:span text:style-name="T2">div</text:span> <text:span text:style-name="T3">class</text:span>=<text:span text:style-name="T4">"carousel-inner"</text:span><text:span text:style-name="T1">&gt;</text:span></text:p>
      <text:p text:style-name="P1"><text:span text:style-name="T2">&lt;?php</text:span> <text:span text:style-name="T5">foreach</text:span>(<text:span text:style-name="T3">$plats</text:span> as <text:span text:style-name="T3">$key</text:span> =&gt; <text:span text:style-name="T3">$plat</text:span>) : <text:span text:style-name="T2">?&gt;</text:span></text:p>
      <text:p text:style-name="P1"><text:span text:style-name="T2">&lt;?php</text:span> <text:span text:style-name="T5">if</text:span>(<text:span text:style-name="T3">$key</text:span> % <text:span text:style-name="T7">4</text:span> === <text:span text:style-name="T7">0</text:span>) : <text:span text:style-name="T2">?&gt;</text:span></text:p>
      <text:p text:style-name="P1"><text:span text:style-name="T1">&lt;</text:span><text:span text:style-name="T2">div</text:span> <text:span text:style-name="T3">class</text:span>=<text:span text:style-name="T4">"carousel-item </text:span><text:span text:style-name="T2">&lt;?php</text:span> <text:span text:style-name="T6">echo</text:span> <text:span text:style-name="T3">$key</text:span> === <text:span text:style-name="T7">0</text:span> ? <text:span text:style-name="T4">'active'</text:span> : <text:span text:style-name="T4">''</text:span>; <text:span text:style-name="T2">?&gt;</text:span><text:span text:style-name="T4">"</text:span><text:span text:style-name="T1">&gt;</text:span></text:p>
      <text:p text:style-name="P1"><text:span text:style-name="T1">&lt;</text:span><text:span text:style-name="T2">div</text:span> <text:span text:style-name="T3">class</text:span>=<text:span text:style-name="T4">"card-group"</text:span><text:span text:style-name="T1">&gt;</text:span></text:p>
      <text:p text:style-name="P1"><text:span text:style-name="T2">&lt;?php</text:span> <text:span text:style-name="T5">endif</text:span>; <text:span text:style-name="T2">?&gt;</text:span></text:p>
      <text:p text:style-name="P5"/>
      <text:p text:style-name="P1"><text:span text:style-name="T1">&lt;</text:span><text:span text:style-name="T2">div</text:span> <text:span text:style-name="T3">class</text:span>=<text:span text:style-name="T4">"col-sm-3 p-3 bg-dark text-white"</text:span><text:span text:style-name="T1">&gt;</text:span></text:p>
      <text:p text:style-name="P1"><text:span text:style-name="T1">&lt;</text:span><text:span text:style-name="T2">img</text:span> <text:span text:style-name="T3">class</text:span>=<text:span text:style-name="T4">"rounded-circle mx-auto d-block"</text:span> <text:span text:style-name="T3">src</text:span>=<text:span text:style-name="T4">"Mesimages/</text:span><text:span text:style-name="T2">&lt;?php</text:span> <text:span text:style-name="T6">echo</text:span> <text:span text:style-name="T3">$plat</text:span>[<text:span text:style-name="T4">'image'</text:span>]; <text:span text:style-name="T2">?&gt;</text:span><text:span text:style-name="T4">"</text:span> <text:span text:style-name="T3">alt</text:span>=<text:span text:style-name="T4">"..."</text:span><text:span text:style-name="T1">&gt;</text:span></text:p>
      <text:p text:style-name="P1"><text:span text:style-name="T1">&lt;</text:span><text:span text:style-name="T2">div</text:span> <text:span text:style-name="T3">class</text:span>=<text:span text:style-name="T4">"card-body"</text:span><text:span text:style-name="T1">&gt;</text:span></text:p>
      <text:p text:style-name="P1"><text:span text:style-name="T1">&lt;</text:span><text:span text:style-name="T2">h5</text:span> <text:span text:style-name="T3">class</text:span>=<text:span text:style-name="T4">"card-title tailletitreplat"</text:span><text:span text:style-name="T1">&gt;</text:span><text:span text:style-name="T2">&lt;?php</text:span> <text:span text:style-name="T6">echo</text:span> <text:span text:style-name="T3">$plat</text:span>[<text:span text:style-name="T4">'libelle'</text:span>]; <text:span text:style-name="T2">?&gt;</text:span><text:span text:style-name="T1">&lt;/</text:span><text:span text:style-name="T2">h5</text:span><text:span text:style-name="T1">&gt;</text:span></text:p>
      <text:p text:style-name="P1"><text:span text:style-name="T1">&lt;</text:span><text:span text:style-name="T2">p</text:span> <text:span text:style-name="T3">class</text:span>=<text:span text:style-name="T4">"card-text tailledescriplat"</text:span><text:span text:style-name="T1">&gt;</text:span><text:span text:style-name="T2">&lt;?php</text:span> <text:span text:style-name="T6">echo</text:span> <text:span text:style-name="T3">$plat</text:span>[<text:span text:style-name="T4">'description'</text:span>]; <text:span text:style-name="T2">?&gt;</text:span><text:span text:style-name="T1">&lt;/</text:span><text:span text:style-name="T2">p</text:span><text:span text:style-name="T1">&gt;</text:span></text:p>
      <text:p text:style-name="P1"><text:span text:style-name="T1">&lt;</text:span><text:span text:style-name="T2">p</text:span> <text:span text:style-name="T3">class</text:span>=<text:span text:style-name="T4">"card-text tailledescriplat"</text:span><text:span text:style-name="T1">&gt;</text:span>Prix : <text:span text:style-name="T2">&lt;?php</text:span> <text:span text:style-name="T6">echo</text:span> <text:span text:style-name="T3">$plat</text:span>[<text:span text:style-name="T4">'prix'</text:span>]; <text:span text:style-name="T2">?&gt;</text:span> €<text:span text:style-name="T1">&lt;/</text:span><text:span text:style-name="T2">p</text:span><text:span text:style-name="T1">&gt;</text:span></text:p>
      <text:p text:style-name="P1"><text:span text:style-name="T1">&lt;</text:span><text:span text:style-name="T2">a</text:span> <text:span text:style-name="T3">href</text:span>=<text:span text:style-name="T4">"commande.php?id=</text:span><text:span text:style-name="T2">&lt;?php</text:span> <text:span text:style-name="T6">echo</text:span> <text:span text:style-name="T3">$plat</text:span>[<text:span text:style-name="T4">'id'</text:span>]; <text:span text:style-name="T2">?&gt;</text:span><text:span text:style-name="T4">"</text:span> <text:span text:style-name="T3">class</text:span>=<text:span text:style-name="T4">"btn btn-primary tailletextcommand"</text:span><text:span text:style-name="T1">&gt;</text:span>Commander<text:span text:style-name="T1">&lt;/</text:span><text:span text:style-name="T2">a</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1"><text:span text:style-name="T2">&lt;?php</text:span> <text:span text:style-name="T5">if</text:span>((<text:span text:style-name="T3">$key</text:span>+<text:span text:style-name="T7">1</text:span>) % <text:span text:style-name="T7">4</text:span> === <text:span text:style-name="T7">0</text:span> || <text:span text:style-name="T3">$key</text:span> === <text:span text:style-name="T6">count</text:span>(<text:span text:style-name="T3">$plats</text:span>)-<text:span text:style-name="T7">1</text:span>) : <text:span text:style-name="T2">?&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2">&lt;?php</text:span> <text:span text:style-name="T5">endif</text:span>; <text:span text:style-name="T2">?&gt;</text:span></text:p>
      <text:p text:style-name="P5"/>
      <text:p text:style-name="P1"><text:span text:style-name="T2">&lt;?php</text:span> <text:span text:style-name="T5">endforeach</text:span>; <text:span text:style-name="T2">?&gt;</text:span></text:p>
      <text:p text:style-name="P1"><text:span text:style-name="T1">&lt;/</text:span><text:span text:style-name="T2">div</text:span><text:span text:style-name="T1">&gt;</text:span></text:p>
      <text:p text:style-name="P5"/>
      <text:p text:style-name="P3">&lt;!-- Boutons de carousel: j'y ai intégré du php pour masquer le bouton quand je clique sur une catégorie de plats de la page index.php --&gt;</text:p>
      <text:p text:style-name="P1"><text:span text:style-name="T1">&lt;</text:span><text:span text:style-name="T2">div</text:span> <text:span text:style-name="T3">class</text:span>=<text:span text:style-name="T4">"carousel-controls moncarousselcat"</text:span><text:span text:style-name="T1">&gt;</text:span></text:p>
      <text:p text:style-name="P1"><text:span text:style-name="T1">&lt;</text:span><text:span text:style-name="T2">button</text:span> <text:span text:style-name="T3">class</text:span>=<text:span text:style-name="T4">"carousel-control-prev moncarousselcatprev"</text:span> <text:span text:style-name="T3">id</text:span>=<text:span text:style-name="T4">"carouselcatprec"</text:span> <text:span text:style-name="T3">type</text:span>=<text:span text:style-name="T4">"button"</text:span> <text:span text:style-name="T3">data-bs-target</text:span>=<text:span text:style-name="T4">"#carouselExample"</text:span> <text:span text:style-name="T3">data-bs-slide</text:span>=<text:span text:style-name="T4">"prev"</text:span><text:span text:style-name="T1">&gt;</text:span></text:p>
      <text:p text:style-name="P1"><text:span text:style-name="T1">&lt;</text:span><text:span text:style-name="T2">span</text:span> <text:span text:style-name="T3">class</text:span>=<text:span text:style-name="T4">"carousel-control-prev-icon"</text:span> <text:span text:style-name="T3">aria-hidden</text:span>=<text:span text:style-name="T4">"true"</text:span><text:span text:style-name="T1">&gt;&lt;/</text:span><text:span text:style-name="T2">span</text:span><text:span text:style-name="T1">&gt;</text:span></text:p>
      <text:p text:style-name="P1"><text:span text:style-name="T2">&lt;?php</text:span> <text:span text:style-name="T5">if</text:span> (!<text:span text:style-name="T3">$hideButtons</text:span>) { <text:span text:style-name="T2">?&gt;</text:span><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precedent</text:span><text:span text:style-name="T4">()"</text:span> <text:span text:style-name="T3">type</text:span>=<text:span text:style-name="T4">"button"</text:span><text:span text:style-name="T1">&gt;</text:span>Précéde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button</text:span> <text:span text:style-name="T3">class</text:span>=<text:span text:style-name="T4">"carousel-control-next"</text:span> <text:span text:style-name="T3">id</text:span>=<text:span text:style-name="T4">"carouselcatsuiv"</text:span> <text:span text:style-name="T3">type</text:span>=<text:span text:style-name="T4">"button"</text:span> <text:span text:style-name="T3">data-bs-target</text:span>=<text:span text:style-name="T4">"#carouselExample"</text:span> <text:span text:style-name="T3">data-bs-slide</text:span>=<text:span text:style-name="T4">"next"</text:span><text:span text:style-name="T1">&gt;</text:span></text:p>
      <text:p text:style-name="P1"><text:span text:style-name="T1">&lt;</text:span><text:span text:style-name="T2">span</text:span> <text:span text:style-name="T3">class</text:span>=<text:span text:style-name="T4">"carousel-control-next-icon"</text:span> <text:span text:style-name="T3">aria-hidden</text:span>=<text:span text:style-name="T4">"true"</text:span><text:span text:style-name="T1">&gt;&lt;/</text:span><text:span text:style-name="T2">span</text:span><text:span text:style-name="T1">&gt;</text:span></text:p>
      <text:p text:style-name="P1"><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suivant</text:span><text:span text:style-name="T4">()"</text:span> <text:span text:style-name="T3">type</text:span>=<text:span text:style-name="T4">"button"</text:span><text:span text:style-name="T1">&gt;</text:span>Suivant<text:span text:style-name="T1">&lt;/</text:span><text:span text:style-name="T2">button</text:span><text:span text:style-name="T1">&gt;</text:span><text:span text:style-name="T2">&lt;?php</text:span> } <text:span text:style-name="T2">?&gt;</text:span></text:p>
      <text:p text:style-name="P1"><text:span text:style-name="T1">&lt;/</text:span><text:span text:style-name="T2">button</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oft-page-break/><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main</text:span><text:span text:style-name="T1">&gt;</text:span></text:p>
      <text:p text:style-name="P5"/>
      <text:p text:style-name="P3">&lt;!-- ICI MON FOOTER OU PIED DE PAGE AVEC LES LOGOS --&gt;</text:p>
      <text:p text:style-name="P8">&lt;?php</text:p>
      <text:p text:style-name="P1"><text:span text:style-name="T5">require_once</text:span> (<text:span text:style-name="T4">'php/footer.php'</text:span>);<text:span text:style-name="T2">?&gt;</text:span></text:p>
      <text:p text:style-name="P2"><text:line-break/></text:p>
      <text:p text:style-name="P3">&lt;!-- Ce script est fait pour masquer les boutons précédent et suivant quand je clique sur une catégorie de plats de la page index.php --&gt;</text:p>
      <text:p text:style-name="P1"><text:span text:style-name="T1">&lt;</text:span><text:span text:style-name="T2">script</text:span><text:span text:style-name="T1">&gt;</text:span></text:p>
      <text:p text:style-name="P1"><text:span text:style-name="T2">const</text:span> <text:span text:style-name="T8">hideButtons</text:span> = <text:span text:style-name="T2">&lt;?php</text:span> <text:span text:style-name="T6">echo</text:span> <text:span text:style-name="T6">isset</text:span>(<text:span text:style-name="T3">$_GET</text:span>[<text:span text:style-name="T4">'id'</text:span>]) ? <text:span text:style-name="T4">'true'</text:span> : <text:span text:style-name="T4">'false'</text:span>; <text:span text:style-name="T2">?&gt;</text:span>;</text:p>
      <text:p text:style-name="P1"><text:span text:style-name="T5">if</text:span> (<text:span text:style-name="T3">hideButtons</text:span>) {</text:p>
      <text:p text:style-name="P1"><text:span text:style-name="T3">document</text:span>.<text:span text:style-name="T6">querySelector</text:span>(<text:span text:style-name="T4">'.prev'</text:span>).<text:span text:style-name="T3">style</text:span>.<text:span text:style-name="T3">display</text:span> = <text:span text:style-name="T4">'none'</text:span>;</text:p>
      <text:p text:style-name="P1"><text:span text:style-name="T3">document</text:span>.<text:span text:style-name="T6">querySelector</text:span>(<text:span text:style-name="T4">'.next'</text:span>).<text:span text:style-name="T3">style</text:span>.<text:span text:style-name="T3">display</text:span> = <text:span text:style-name="T4">'none'</text:span>;</text:p>
      <text:p text:style-name="P1">}</text:p>
      <text:p text:style-name="P1"><text:span text:style-name="T1">&lt;/</text:span><text:span text:style-name="T2">script</text:span><text:span text:style-name="T1">&gt;</text:span></text:p>
      <text:p text:style-name="P7"/>
      <text:p text:style-name="P7">Travail à faire : Quand je clique sur une catégorie et que tu me présentes les plats de la catégorie sélectionée qui sont sur la page plats.php. peux tu me présenter ses plats avec une mise en page correc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40:12.715416555</meta:creation-date>
    <dc:date>2024-07-17T16:23:54.101284094</dc:date>
    <meta:editing-duration>PT13M21S</meta:editing-duration>
    <meta:editing-cycles>1</meta:editing-cycles>
    <meta:document-statistic meta:table-count="0" meta:image-count="0" meta:object-count="0" meta:page-count="4" meta:paragraph-count="130" meta:word-count="619" meta:character-count="5580" meta:non-whitespace-character-count="5099"/>
    <meta:generator>LibreOffice/7.3.7.2$Linux_X86_64 LibreOffice_project/30$Build-2</meta:generator>
  </office:meta>
</office:document-meta>
</file>